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46pt"/>
    </style:style>
    <style:style style:name="co2" style:family="table-column">
      <style:table-column-properties fo:break-before="auto" style:column-width="66.64pt"/>
    </style:style>
    <style:style style:name="co3" style:family="table-column">
      <style:table-column-properties fo:break-before="auto" style:column-width="31.66pt"/>
    </style:style>
    <style:style style:name="co4" style:family="table-column">
      <style:table-column-properties fo:break-before="auto" style:column-width="32.74pt"/>
    </style:style>
    <style:style style:name="co5" style:family="table-column">
      <style:table-column-properties fo:break-before="auto" style:column-width="35.01pt"/>
    </style:style>
    <style:style style:name="co6" style:family="table-column">
      <style:table-column-properties fo:break-before="auto" style:column-width="31.44pt"/>
    </style:style>
    <style:style style:name="co7" style:family="table-column">
      <style:table-column-properties fo:break-before="auto" style:column-width="63.61pt"/>
    </style:style>
    <style:style style:name="co8" style:family="table-column">
      <style:table-column-properties fo:break-before="auto" style:column-width="77.81pt"/>
    </style:style>
    <style:style style:name="co9" style:family="table-column">
      <style:table-column-properties fo:break-before="auto" style:column-width="63.89pt"/>
    </style:style>
    <style:style style:name="co10" style:family="table-column">
      <style:table-column-properties fo:break-before="auto" style:column-width="70.41pt"/>
    </style:style>
    <style:style style:name="co11" style:family="table-column">
      <style:table-column-properties fo:break-before="auto" style:column-width="24.04pt"/>
    </style:style>
    <style:style style:name="co12" style:family="table-column">
      <style:table-column-properties fo:break-before="auto" style:column-width="367.46pt"/>
    </style:style>
    <style:style style:name="co13" style:family="table-column">
      <style:table-column-properties fo:break-before="auto" style:column-width="39.49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28.95pt"/>
    </style:style>
    <style:style style:name="co16" style:family="table-column">
      <style:table-column-properties fo:break-before="auto" style:column-width="69.14pt"/>
    </style:style>
    <style:style style:name="co17" style:family="table-column">
      <style:table-column-properties fo:break-before="auto" style:column-width="75pt"/>
    </style:style>
    <style:style style:name="co18" style:family="table-column">
      <style:table-column-properties fo:break-before="auto" style:column-width="45.21pt"/>
    </style:style>
    <style:style style:name="co19" style:family="table-column">
      <style:table-column-properties fo:break-before="auto" style:column-width="37.76pt"/>
    </style:style>
    <style:style style:name="co20" style:family="table-column">
      <style:table-column-properties fo:break-before="auto" style:column-width="54.99pt"/>
    </style:style>
    <style:style style:name="co21" style:family="table-column">
      <style:table-column-properties fo:break-before="auto" style:column-width="53.35pt"/>
    </style:style>
    <style:style style:name="co22" style:family="table-column">
      <style:table-column-properties fo:break-before="auto" style:column-width="45.01pt"/>
    </style:style>
    <style:style style:name="co23" style:family="table-column">
      <style:table-column-properties fo:break-before="auto" style:column-width="81.5pt"/>
    </style:style>
    <style:style style:name="co24" style:family="table-column">
      <style:table-column-properties fo:break-before="auto" style:column-width="74.69pt"/>
    </style:style>
    <style:style style:name="ro1" style:family="table-row">
      <style:table-row-properties style:row-height="35.69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74.04pt" fo:break-before="auto" style:use-optimal-row-height="false"/>
    </style:style>
    <style:style style:name="ro4" style:family="table-row">
      <style:table-row-properties style:row-height="68.66pt" fo:break-before="auto" style:use-optimal-row-height="false"/>
    </style:style>
    <style:style style:name="ro5" style:family="table-row">
      <style:table-row-properties style:row-height="12.84pt" fo:break-before="auto" style:use-optimal-row-height="true"/>
    </style:style>
    <style:style style:name="ro6" style:family="table-row">
      <style:table-row-properties style:row-height="80.84pt" fo:break-before="auto" style:use-optimal-row-height="true"/>
    </style:style>
    <style:style style:name="ro7" style:family="table-row">
      <style:table-row-properties style:row-height="14.14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73.3pt" fo:break-before="auto" style:use-optimal-row-height="false"/>
    </style:style>
    <style:style style:name="ro10" style:family="table-row">
      <style:table-row-properties style:row-height="70.3pt" fo:break-before="auto" style:use-optimal-row-height="false"/>
    </style:style>
    <style:style style:name="ro11" style:family="table-row">
      <style:table-row-properties style:row-height="75.54pt" fo:break-before="auto" style:use-optimal-row-height="false"/>
    </style:style>
    <style:style style:name="ro12" style:family="table-row">
      <style:table-row-properties style:row-height="71.8pt" fo:break-before="auto" style:use-optimal-row-height="false"/>
    </style:style>
    <style:style style:name="ro13" style:family="table-row">
      <style:table-row-properties style:row-height="72.54pt" fo:break-before="auto" style:use-optimal-row-height="false"/>
    </style:style>
    <style:style style:name="ro14" style:family="table-row">
      <style:table-row-properties style:row-height="35.49pt" fo:break-before="auto" style:use-optimal-row-height="true"/>
    </style:style>
    <style:style style:name="ro15" style:family="table-row">
      <style:table-row-properties style:row-height="11.3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cc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99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cc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99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cc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99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99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cc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9900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cc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99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9900"/>
    </style:style>
    <style:style style:name="ce33" style:family="table-cell" style:parent-style-name="Default">
      <style:table-cell-properties fo:background-color="#cc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cccccc"/>
    </style:style>
    <style:style style:name="ce39" style:family="table-cell" style:parent-style-name="Default">
      <style:text-properties style:font-name="Liberation Serif1" fo:font-weight="bold" style:font-weight-asian="bold" style:font-weight-complex="bold"/>
    </style:style>
    <style:style style:name="ce40" style:family="table-cell" style:parent-style-name="Default">
      <style:table-cell-properties fo:background-color="transparent"/>
      <style:text-properties style:font-name="Liberation Serif1"/>
    </style:style>
    <style:style style:name="ce41" style:family="table-cell" style:parent-style-name="Default">
      <style:table-cell-properties fo:background-color="transparent"/>
      <style:text-properties style:font-name="Liberation Serif1" fo:font-weight="normal" style:font-name-asian="Arial Unicode MS" style:font-weight-asian="normal" style:font-name-complex="Arial Unicode MS" style:font-weight-complex="normal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-asian="Arial Unicode MS" style:font-name-complex="Arial Unicode MS"/>
    </style:style>
    <style:style style:name="T3" style:family="text">
      <style:text-properties style:font-weight-asian="normal" style:font-weight-complex="normal"/>
    </style:style>
    <style:style style:name="T4" style:family="text">
      <style:text-properties style:font-name="Liberation Serif" style:font-name-asian="Arial Unicode MS" style:font-name-complex="Arial Unicode MS"/>
    </style:style>
    <style:style style:name="T5" style:family="text">
      <style:text-properties style:font-name="Liberation Serif" fo:font-weight="bold" style:font-name-asian="Arial Unicode MS" style:font-name-complex="Arial Unicode MS" style:font-weight-asian="bold" style:font-weight-complex="bold"/>
    </style:style>
    <style:style style:name="T6" style:family="text">
      <style:text-properties style:font-name="Liberation Serif" style:font-name-asian="Arial Unicode MS" style:font-name-complex="Arial Unicode MS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 style:font-name="Liberation Serif" style:font-name-asian="Arial Unicode MS" style:font-name-complex="Arial Unicode MS"/>
    </style:style>
    <style:style style:name="T10" style:family="text">
      <style:text-properties fo:font-weight="normal" style:font-weight-asian="normal" style:font-weight-complex="normal" style:font-name="Liberation Serif" style:font-name-asian="Arial Unicode MS" style:font-name-complex="Arial Unicode MS"/>
    </style:style>
    <style:style style:name="T11" style:family="text">
      <style:text-properties style:font-name="Liberation Serif" style:font-name-asian="Arial Unicode MS" style:font-name-complex="Arial Unicode MS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l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Default"/>
        <table:table-column table:style-name="co11" table:default-cell-style-name="Default"/>
        <table:table-column table:style-name="co12" table:default-cell-style-name="ce19"/>
        <table:table-column table:style-name="co13" table:default-cell-style-name="ce26"/>
        <table:table-column table:style-name="co14" table:default-cell-style-name="ce28"/>
        <table:table-column table:style-name="co15" table:default-cell-style-name="ce28"/>
        <table:table-column table:style-name="co16" table:default-cell-style-name="ce31"/>
        <table:table-column table:style-name="co14" table:default-cell-style-name="ce28"/>
        <table:table-column table:style-name="co14" table:default-cell-style-name="ce26"/>
        <table:table-column table:style-name="co17" table:default-cell-style-name="ce32"/>
        <table:table-column table:style-name="co18" table:number-columns-repeated="2" table:default-cell-style-name="ce32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number-columns-repeated="99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rticipants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#dialogues</text:p>
          </table:table-cell>
          <table:table-cell table:style-name="ce1" office:value-type="string" calcext:value-type="string">
            <text:p>#utterances</text:p>
          </table:table-cell>
          <table:table-cell table:style-name="ce1" office:value-type="string" calcext:value-type="string">
            <text:p>max#utterances/dialogue</text:p>
          </table:table-cell>
          <table:table-cell table:style-name="ce1" office:value-type="string" calcext:value-type="string">
            <text:p>max # frequent words per utterance &gt; 1 per dialogue</text:p>
          </table:table-cell>
          <table:table-cell table:style-name="ce15" office:value-type="string" calcext:value-type="string">
            <text:p>Avg. # of Utterances Per Dialogue</text:p>
          </table:table-cell>
          <table:table-cell table:style-name="ce15" office:value-type="string" calcext:value-type="string">
            <text:p>Turns distribution</text:p>
          </table:table-cell>
          <table:table-cell table:style-name="ce15" office:value-type="string" calcext:value-type="string">
            <text:p>Avg. # of Tokens Per Utterance length (difference between roles)</text:p>
          </table:table-cell>
          <table:table-cell table:style-name="ce1" office:value-type="string" calcext:value-type="string">
            <text:p>Length distribution</text:p>
          </table:table-cell>
          <table:table-cell table:style-name="ce1" office:value-type="string" calcext:value-type="string">
            <text:p>Driver (initiator)</text:p>
          </table:table-cell>
          <table:table-cell table:style-name="ce15" office:value-type="string" calcext:value-type="string">
            <text:p>Distribution of DAs among roles</text:p>
          </table:table-cell>
          <table:table-cell table:style-name="ce1" office:value-type="string" calcext:value-type="string">
            <text:p>Interaction type</text:p>
          </table:table-cell>
          <table:table-cell table:style-name="ce6" office:value-type="string" calcext:value-type="string">
            <text:p>Vocabulary reuse rate (number of repeated words across terms normalised by the number of turns)</text:p>
          </table:table-cell>
          <table:table-cell table:style-name="ce6" office:value-type="string" calcext:value-type="string">
            <text:p>Vocabulary reuse role distribution (introduce vs follow-up)</text:p>
          </table:table-cell>
          <table:table-cell table:style-name="ce29" office:value-type="string" calcext:value-type="string">
            <text:p>samples with no follow ups</text:p>
          </table:table-cell>
          <table:table-cell table:style-name="ce6"/>
          <table:table-cell table:style-name="ce1" office:value-type="string" calcext:value-type="string">
            <text:p>Exploration type</text:p>
          </table:table-cell>
          <table:table-cell table:style-name="ce6" office:value-type="string" calcext:value-type="string">
            <text:p>Conversation Structure</text:p>
          </table:table-cell>
          <table:table-cell table:style-name="ce6" office:value-type="string" calcext:value-type="string">
            <text:p>QSx2</text:p>
          </table:table-cell>
          <table:table-cell table:style-name="ce6" office:value-type="string" calcext:value-type="string">
            <text:p>QS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User satisfaction</text:p>
          </table:table-cell>
          <table:table-cell table:style-name="ce1" office:value-type="string" calcext:value-type="string">
            <text:p>Task completion</text:p>
          </table:table-cell>
          <table:table-cell table:style-name="ce1" office:value-type="string" calcext:value-type="string">
            <text:p>Domains</text:p>
          </table:table-cell>
          <table:table-cell table:style-name="ce23" office:value-type="string" calcext:value-type="string">
            <text:p>Annotations</text:p>
          </table:table-cell>
          <table:table-cell table:style-name="ce23" table:number-columns-repeated="16"/>
          <table:table-cell table:style-name="ce26" table:number-columns-repeated="979"/>
        </table:table-row>
        <table:table-row table:style-name="ro2">
          <table:table-cell table:style-name="ce2" office:value-type="string" calcext:value-type="string">
            <text:p>CoQA</text:p>
          </table:table-cell>
          <table:table-cell table:style-name="ce2" office:value-type="string" calcext:value-type="string">
            <text:p>human-human</text:p>
          </table:table-cell>
          <table:table-cell table:style-name="ce2"/>
          <table:table-cell table:style-name="ce9" table:number-columns-repeated="2"/>
          <table:table-cell table:style-name="ce2" office:value-type="float" office:value="8000" calcext:value-type="float">
            <text:p>8000</text:p>
          </table:table-cell>
          <table:table-cell table:style-name="ce2" table:number-columns-repeated="3"/>
          <table:table-cell table:style-name="ce16" table:number-columns-repeated="3"/>
          <table:table-cell table:style-name="ce9" table:number-columns-repeated="2"/>
          <table:table-cell table:style-name="ce16"/>
          <table:table-cell table:style-name="ce23" office:value-type="string" calcext:value-type="string">
            <text:p>QA only</text:p>
          </table:table-cell>
          <table:table-cell table:style-name="ce12" table:number-columns-repeated="2"/>
          <table:table-cell table:style-name="ce24"/>
          <table:table-cell table:style-name="ce12"/>
          <table:table-cell table:style-name="ce23"/>
          <table:table-cell table:style-name="ce16" office:value-type="string" calcext:value-type="string">
            <text:p>(QA)</text:p>
          </table:table-cell>
          <table:table-cell table:style-name="ce16" table:number-columns-repeated="2"/>
          <table:table-cell table:style-name="ce9" office:value-type="string" calcext:value-type="string">
            <text:p>https://arxiv.org/pdf/1808.07042.pdf</text:p>
          </table:table-cell>
          <table:table-cell table:style-name="ce9" table:number-columns-repeated="2"/>
          <table:table-cell table:style-name="ce9" office:value-type="float" office:value="7" calcext:value-type="float">
            <text:p>7</text:p>
          </table:table-cell>
          <table:table-cell table:style-name="ce9" table:number-columns-repeated="17"/>
          <table:table-cell table:number-columns-repeated="979"/>
        </table:table-row>
        <table:table-row table:style-name="ro2">
          <table:table-cell table:style-name="ce3" office:value-type="string" calcext:value-type="string">
            <text:p>QuAC</text:p>
          </table:table-cell>
          <table:table-cell table:style-name="ce3" office:value-type="string" calcext:value-type="string">
            <text:p>human-human</text:p>
          </table:table-cell>
          <table:table-cell table:style-name="ce3" office:value-type="string" calcext:value-type="string">
            <text:p>parlai</text:p>
          </table:table-cell>
          <table:table-cell table:style-name="ce5" table:number-columns-repeated="2"/>
          <table:table-cell table:style-name="ce3" office:value-type="float" office:value="11567" calcext:value-type="float">
            <text:p>11567</text:p>
          </table:table-cell>
          <table:table-cell table:style-name="ce3" table:number-columns-repeated="3"/>
          <table:table-cell table:style-name="ce5" table:number-columns-repeated="6"/>
          <table:table-cell table:style-name="ce5" office:value-type="string" calcext:value-type="string">
            <text:p>QA only</text:p>
          </table:table-cell>
          <table:table-cell table:style-name="ce5" table:number-columns-repeated="5"/>
          <table:table-cell table:style-name="ce5" office:value-type="string" calcext:value-type="string">
            <text:p>(QA)</text:p>
          </table:table-cell>
          <table:table-cell table:style-name="ce5" table:number-columns-repeated="2"/>
          <table:table-cell table:style-name="ce5" office:value-type="string" calcext:value-type="string">
            <text:p>https://arxiv.org/pdf/1808.07036.pdf</text:p>
          </table:table-cell>
          <table:table-cell table:style-name="ce5" table:number-columns-repeated="20"/>
          <table:table-cell table:style-name="ce34" table:number-columns-repeated="979"/>
        </table:table-row>
        <table:table-row table:style-name="ro2">
          <table:table-cell table:style-name="ce2" office:value-type="string" calcext:value-type="string">
            <text:p>ShARC</text:p>
          </table:table-cell>
          <table:table-cell table:style-name="ce9" table:number-columns-repeated="4"/>
          <table:table-cell table:style-name="ce2" office:value-type="float" office:value="32436" calcext:value-type="float">
            <text:p>32436</text:p>
          </table:table-cell>
          <table:table-cell table:style-name="ce2" table:number-columns-repeated="3"/>
          <table:table-cell table:style-name="ce16" table:number-columns-repeated="3"/>
          <table:table-cell table:style-name="ce9" table:number-columns-repeated="2"/>
          <table:table-cell table:style-name="ce16"/>
          <table:table-cell table:style-name="ce24" office:value-type="string" calcext:value-type="string">
            <text:p>questioning seeker</text:p>
          </table:table-cell>
          <table:table-cell table:style-name="ce12" table:number-columns-repeated="2"/>
          <table:table-cell table:style-name="ce24"/>
          <table:table-cell table:style-name="ce12"/>
          <table:table-cell table:style-name="ce24"/>
          <table:table-cell table:style-name="ce15" office:value-type="string" calcext:value-type="string">
            <text:p>Q(RF)A</text:p>
          </table:table-cell>
          <table:table-cell table:style-name="ce15" table:number-columns-repeated="2"/>
          <table:table-cell table:style-name="ce9" table:number-columns-repeated="21"/>
          <table:table-cell table:number-columns-repeated="979"/>
        </table:table-row>
        <table:table-row table:style-name="ro2">
          <table:table-cell table:style-name="ce2" office:value-type="string" calcext:value-type="string">
            <text:p>Qulac</text:p>
          </table:table-cell>
          <table:table-cell table:style-name="ce9" table:number-columns-repeated="3"/>
          <table:table-cell table:style-name="ce2" office:value-type="string" calcext:value-type="string">
            <text:p>x</text:p>
          </table:table-cell>
          <table:table-cell table:style-name="ce9" table:number-columns-repeated="4"/>
          <table:table-cell table:style-name="ce16" table:number-columns-repeated="3"/>
          <table:table-cell table:style-name="ce9" table:number-columns-repeated="2"/>
          <table:table-cell table:style-name="ce16"/>
          <table:table-cell table:style-name="ce24" office:value-type="string" calcext:value-type="string">
            <text:p>questioning seeker</text:p>
          </table:table-cell>
          <table:table-cell table:style-name="ce12" table:number-columns-repeated="2"/>
          <table:table-cell table:style-name="ce24"/>
          <table:table-cell table:style-name="ce12"/>
          <table:table-cell table:style-name="ce24"/>
          <table:table-cell table:style-name="ce15" office:value-type="string" calcext:value-type="string">
            <text:p>Q(RF)A</text:p>
          </table:table-cell>
          <table:table-cell table:style-name="ce15" table:number-columns-repeated="2"/>
          <table:table-cell table:style-name="ce9" table:number-columns-repeated="21"/>
          <table:table-cell table:number-columns-repeated="979"/>
        </table:table-row>
        <table:table-row table:style-name="ro3">
          <table:table-cell table:style-name="ce4" office:value-type="string" calcext:value-type="string">
            <text:p>CCPE-M</text:p>
          </table:table-cell>
          <table:table-cell table:style-name="ce4" office:value-type="string" calcext:value-type="string">
            <text:p>human-human</text:p>
          </table:table-cell>
          <table:table-cell table:style-name="ce4"/>
          <table:table-cell table:style-name="ce11"/>
          <table:table-cell table:style-name="ce4" office:value-type="string" calcext:value-type="string">
            <text:p>text chat</text:p>
          </table:table-cell>
          <table:table-cell table:style-name="ce4" office:value-type="float" office:value="502" calcext:value-type="float">
            <text:p>502</text:p>
          </table:table-cell>
          <table:table-cell table:style-name="ce4" office:value-type="string" calcext:value-type="string">
            <text:p>x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36 (52)</text:p>
          </table:table-cell>
          <table:table-cell table:style-name="ce17" office:value-type="string" calcext:value-type="string">
            <text:p>8 <text:span text:style-name="T1">23</text:span> 52</text:p>
            <text:p>4 12 34</text:p>
            <text:p>3 11 26</text:p>
            <text:p><text:span text:style-name="T2">even </text:span></text:p>
          </table:table-cell>
          <table:table-cell table:style-name="ce11" office:value-type="string" calcext:value-type="string">
            <text:p>Symmetric</text:p>
          </table:table-cell>
          <table:table-cell table:style-name="ce17" office:value-type="string" calcext:value-type="string">
            <text:p>1 12 140</text:p>
            <text:p>1 16 140</text:p>
            <text:p>1 8 36</text:p>
            <text:p><text:span text:style-name="T1">12</text:span> (+4, -4)</text:p>
          </table:table-cell>
          <table:table-cell table:style-name="ce11" office:value-type="string" calcext:value-type="string">
            <text:p>Assymetric (seeker&gt;assistant)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['Statement: 0.43', 'Accept: 0.06', 'nAnswer: 0.02']</text:p>
            <text:p>['Statement: 0.05', 'whQuestion: 0.22', 'ynQuestion: 0.19']</text:p>
            <text:p>A: {'Statement': 626, 'whQuestion': 2583, 'ynQuestion': 2231, 'Accept': 32, 'yAnswer': 1, 'nAnswer': 1, '<text:span text:style-name="T1">Emphasis</text:span>': 66,  'Greet': 19, 'Bye': 35})</text:p>
            <text:p>S: {'Statement': 5176, 'whQuestion': 45, 'ynQuestion': 49, 'Accept': 729, 'Reject': 28, 'nAnswer': 296, '<text:span text:style-name="T1">Emphasis</text:span>': 1, '<text:span text:style-name="T1">Continuer</text:span>': 1, 'Greet': 21, 'Bye': 30,  '<text:span text:style-name="T1">Emotion</text:span>': 1})}</text:p>
          </table:table-cell>
          <table:table-cell table:style-name="ce11" office:value-type="string" calcext:value-type="string">
            <text:p>questioning seeker</text:p>
          </table:table-cell>
          <table:table-cell table:style-name="ce11" office:value-type="string" calcext:value-type="string">
            <text:p>Min 0.08</text:p>
            <text:p>Mean 0.46</text:p>
            <text:p>Max 1.47</text:p>
          </table:table-cell>
          <table:table-cell table:style-name="ce11" office:value-type="string" calcext:value-type="string">
            <text:p>Seeker</text:p>
            <text:p>min 0.00 mean 0.55 max 0.94</text:p>
            <text:p>min 0.00 mean 0.69 max 1.00</text:p>
            <text:p>Assistant</text:p>
            <text:p>min 0.06 mean 0.45 max 1.00</text:p>
            <text:p>min 0.00 mean 0.26 max 1.00</text:p>
          </table:table-cell>
          <table:table-cell table:style-name="ce24" office:value-type="string" calcext:value-type="string">
            <text:p>Seeker 11</text:p>
            <text:p>Assistant 157</text:p>
          </table:table-cell>
          <table:table-cell table:style-name="ce11" office:value-type="string" calcext:value-type="string">
            <text:p>seeker introduces vocabulary</text:p>
            <text:p>seeker follows up</text:p>
          </table:table-cell>
          <table:table-cell table:style-name="ce11" office:value-type="string" calcext:value-type="string">
            <text:p>topic breadth</text:p>
          </table:table-cell>
          <table:table-cell table:style-name="ce17" office:value-type="string" calcext:value-type="string">
            <text:p><text:span text:style-name="T5">S 1.00</text:span></text:p>
            <text:p><text:span text:style-name="T5">R 1.00</text:span></text:p>
            <text:p>SR 1.00</text:p>
            <text:p>RS 1.00</text:p>
            <text:p>SRS 1.00</text:p>
          </table:table-cell>
          <table:table-cell table:style-name="ce17" office:value-type="string" calcext:value-type="string">
            <text:p><text:span text:style-name="T9">S 1.00</text:span></text:p>
            <text:p><text:span text:style-name="T7">Q 1.00</text:span></text:p>
            <text:p>SQ 1.00</text:p>
            <text:p>QS 1.00</text:p>
            <text:p><text:span text:style-name="T7">SS 0.91</text:span></text:p>
            <text:p><text:span text:style-name="T7">QQ 0.21</text:span></text:p>
          </table:table-cell>
          <table:table-cell table:style-name="ce17" office:value-type="string" calcext:value-type="string">
            <text:p><text:span text:style-name="T5">S 1.00</text:span></text:p>
            <text:p><text:span text:style-name="T7">Q 1.00</text:span></text:p>
            <text:p><text:span text:style-name="T5">QS 1.00</text:span></text:p>
            <text:p><text:span text:style-name="T11">SQ 1.00</text:span></text:p>
            <text:p><text:span text:style-name="T8">SQS 1.00</text:span></text:p>
          </table:table-cell>
          <table:table-cell table:style-name="ce11" table:number-columns-repeated="4"/>
          <table:table-cell table:style-name="ce11" office:value-type="string" calcext:value-type="string">
            <text:p>movie domain entities</text:p>
          </table:table-cell>
          <table:table-cell table:style-name="ce11" table:number-columns-repeated="16"/>
          <table:table-cell table:style-name="ce35" table:number-columns-repeated="979"/>
        </table:table-row>
        <table:table-row table:style-name="ro4">
          <table:table-cell table:style-name="ce4" office:value-type="string" calcext:value-type="string">
            <text:p>SCS</text:p>
          </table:table-cell>
          <table:table-cell table:style-name="ce4" office:value-type="string" calcext:value-type="string">
            <text:p>human-human</text:p>
          </table:table-cell>
          <table:table-cell table:style-name="ce4" office:value-type="string" calcext:value-type="string">
            <text:p><text:a xlink:href="https://github.com/JTrippas/Spoken-Conversational-Search/blob/master/SCSdataset.csv" xlink:type="simple">https://github.com/JTrippas/Spoken-Conversational-Search/blob/master/SCSdataset.csv</text:a></text:p>
          </table:table-cell>
          <table:table-cell table:style-name="ce4" office:value-type="string" calcext:value-type="string">
            <text:p>WOz</text:p>
          </table:table-cell>
          <table:table-cell table:style-name="ce4" office:value-type="string" calcext:value-type="string">
            <text:p>audio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044" calcext:value-type="float">
            <text:p>1044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60 (76)</text:p>
          </table:table-cell>
          <table:table-cell table:style-name="ce17" office:value-type="string" calcext:value-type="string">
            <text:p>2 <text:span text:style-name="T1">27</text:span> 82</text:p>
            <text:p>1 14 41</text:p>
            <text:p>1 13 41</text:p>
            <text:p>even </text:p>
          </table:table-cell>
          <table:table-cell table:style-name="ce11" office:value-type="string" calcext:value-type="string">
            <text:p>Symmetric</text:p>
          </table:table-cell>
          <table:table-cell table:style-name="ce17" office:value-type="string" calcext:value-type="string">
            <text:p>1 16 367</text:p>
            <text:p>1 11 75</text:p>
            <text:p>1 21 367</text:p>
            <text:p><text:span text:style-name="T1">16</text:span> (-5,+5)</text:p>
          </table:table-cell>
          <table:table-cell table:style-name="ce11" office:value-type="string" calcext:value-type="string">
            <text:p>Assymetric (assistant&gt;seeker)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['Statement: 0.19', 'Accept: 0.10', 'whQuestion: 0.07', 'ynQuestion: 0.14', 'nAnswer: 0.01']</text:p>
            <text:p>['Statement: 0.33', 'Accept: 0.07', 'whQuestion: 0.02', 'ynQuestion: 0.06', 'nAnswer: 0.01']</text:p>
            <text:p>A: {'Statement': 339, 'whQuestion': 19, 'ynQuestion': 66, 'Accept': 69, 'nAnswer': 14, 'Reject': 1}</text:p>
            <text:p>S: {'Statement': 194, 'whQuestion': 71, 'ynQuestion': 140,  'Accept': 102, 'nAnswer': 12}</text:p>
          </table:table-cell>
          <table:table-cell table:style-name="ce11" office:value-type="string" calcext:value-type="string">
            <text:p>collaborative search</text:p>
          </table:table-cell>
          <table:table-cell table:style-name="ce11" office:value-type="string" calcext:value-type="string">
            <text:p>Min 0.31</text:p>
            <text:p>Mean 0.81</text:p>
            <text:p>Max 3.25</text:p>
          </table:table-cell>
          <table:table-cell table:style-name="ce11" office:value-type="string" calcext:value-type="string">
            <text:p>Seeker</text:p>
            <text:p>min 0.14 mean 0.44 max 0.80</text:p>
            <text:p>min 0.00 mean 0.43 max 1.00</text:p>
            <text:p>Assistant</text:p>
            <text:p>min 0.20 mean 0.56 max 0.86</text:p>
            <text:p>min 0.25 mean 0.74 max 1.00</text:p>
          </table:table-cell>
          <table:table-cell table:style-name="ce30" office:value-type="string" calcext:value-type="string">
            <text:p><text:span text:style-name="T2">Seeker 4</text:span></text:p>
            <text:p><text:span text:style-name="T2">Assistant 0</text:span></text:p>
          </table:table-cell>
          <table:table-cell table:style-name="ce11" office:value-type="string" calcext:value-type="string">
            <text:p>assistant introducing vocabulary</text:p>
            <text:p>assistant follows up</text:p>
          </table:table-cell>
          <table:table-cell table:style-name="ce11" office:value-type="string" calcext:value-type="string">
            <text:p>topic depth</text:p>
          </table:table-cell>
          <table:table-cell table:style-name="ce17" office:value-type="string" calcext:value-type="string">
            <text:p><text:span text:style-name="T5">A 1.00</text:span></text:p>
            <text:p><text:span text:style-name="T5">S 0.97</text:span></text:p>
            <text:p><text:span text:style-name="T5">Q 0.92</text:span></text:p>
            <text:p><text:span text:style-name="T6">QA 0.92</text:span></text:p>
            <text:p><text:span text:style-name="T6">SA 0.89</text:span></text:p>
            <text:p><text:span text:style-name="T6">AQ 0.86</text:span></text:p>
          </table:table-cell>
          <table:table-cell table:style-name="ce11" office:value-type="string" calcext:value-type="string">
            <text:p>S 1.00</text:p>
            <text:p>SS 0.97</text:p>
            <text:p>Q 0.92</text:p>
            <text:p><text:span text:style-name="T8">QS 0.92</text:span></text:p>
            <text:p><text:span text:style-name="T8">SQ 0.92</text:span></text:p>
            <text:p><text:span text:style-name="T7">QQ 0.57</text:span></text:p>
          </table:table-cell>
          <table:table-cell table:style-name="ce11" office:value-type="string" calcext:value-type="string">
            <text:p>S 1.00</text:p>
            <text:p>SS 0.97</text:p>
            <text:p>Q 0.92</text:p>
            <text:p>SQ 0.92</text:p>
            <text:p>QS 0.92</text:p>
            <text:p><text:span text:style-name="T8">QQ 0.57</text:span></text:p>
          </table:table-cell>
          <table:table-cell table:style-name="ce4" office:value-type="string" calcext:value-type="string">
            <text:p><text:a xlink:href="https://www.johannetrippas.com/papers/Trippas_CHIIR_2018.pdf" xlink:type="simple">https://www.johannetrippas.com/papers/Trippas_CHIIR_2018.pdf</text:a></text:p>
          </table:table-cell>
          <table:table-cell table:style-name="ce11" table:number-columns-repeated="3"/>
          <table:table-cell table:style-name="ce11" office:value-type="string" calcext:value-type="string">
            <text:p>83 labels utterance search interaction description function up to 4 labels per utterance</text:p>
          </table:table-cell>
          <table:table-cell table:style-name="ce11" table:number-columns-repeated="16"/>
          <table:table-cell table:style-name="ce35" table:number-columns-repeated="979"/>
        </table:table-row>
        <table:table-row table:style-name="ro5">
          <table:table-cell table:style-name="ce3" office:value-type="string" calcext:value-type="string">
            <text:p>MISC</text:p>
          </table:table-cell>
          <table:table-cell table:style-name="ce3" office:value-type="string" calcext:value-type="string">
            <text:p>human-human</text:p>
          </table:table-cell>
          <table:table-cell table:style-name="ce5"/>
          <table:table-cell table:style-name="ce3" office:value-type="string" calcext:value-type="string">
            <text:p>WOz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float" office:value="88" calcext:value-type="float">
            <text:p>88</text:p>
          </table:table-cell>
          <table:table-cell table:style-name="ce3" table:number-columns-repeated="3"/>
          <table:table-cell table:style-name="ce16" table:number-columns-repeated="3"/>
          <table:table-cell table:style-name="ce5" table:number-columns-repeated="2"/>
          <table:table-cell table:style-name="ce12"/>
          <table:table-cell table:style-name="ce24" office:value-type="string" calcext:value-type="string">
            <text:p>collaborative search</text:p>
          </table:table-cell>
          <table:table-cell table:style-name="ce12" table:number-columns-repeated="2"/>
          <table:table-cell table:style-name="ce24"/>
          <table:table-cell table:style-name="ce12"/>
          <table:table-cell table:style-name="ce24"/>
          <table:table-cell table:style-name="ce16" table:number-columns-repeated="3"/>
          <table:table-cell table:style-name="ce5" table:number-columns-repeated="21"/>
          <table:table-cell table:style-name="ce36" table:number-columns-repeated="979"/>
        </table:table-row>
        <table:table-row table:style-name="ro6">
          <table:table-cell table:style-name="ce4" office:value-type="string" calcext:value-type="string">
            <text:p>MSDialog</text:p>
          </table:table-cell>
          <table:table-cell table:style-name="ce4" office:value-type="string" calcext:value-type="string">
            <text:p>human-human</text:p>
          </table:table-cell>
          <table:table-cell table:style-name="ce11" table:number-columns-repeated="2"/>
          <table:table-cell table:style-name="ce4" office:value-type="string" calcext:value-type="string">
            <text:p>discussion forum</text:p>
          </table:table-cell>
          <table:table-cell table:style-name="ce4" office:value-type="float" office:value="35536" calcext:value-type="float">
            <text:p>35536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17" office:value-type="string" calcext:value-type="string">
            <text:p><text:span text:style-name="T3">3 9 1700</text:span></text:p>
            <text:p><text:span text:style-name="T3">0 2 118</text:span></text:p>
            <text:p><text:span text:style-name="T3">1 7 1677</text:span></text:p>
            <text:p><text:span text:style-name="T3">4.5 (-2.5, +2.5)</text:span></text:p>
          </table:table-cell>
          <table:table-cell table:style-name="ce11" office:value-type="string" calcext:value-type="string">
            <text:p>Assymetric (assistant&gt;seeker)</text:p>
          </table:table-cell>
          <table:table-cell table:style-name="ce17" office:value-type="string" calcext:value-type="string">
            <text:p>0 66 7551</text:p>
            <text:p>0 71 7551</text:p>
            <text:p>0 64 6787</text:p>
            <text:p><text:span text:style-name="T1">66</text:span> (+5, -2)</text:p>
          </table:table-cell>
          <table:table-cell table:style-name="ce11" office:value-type="string" calcext:value-type="string">
            <text:p>Assymetric (seeker&gt;assistant)</text:p>
          </table:table-cell>
          <table:table-cell table:style-name="ce11" office:value-type="string" calcext:value-type="string">
            <text:p>A</text:p>
          </table:table-cell>
          <table:table-cell table:style-name="ce20" office:value-type="string" calcext:value-type="string">
            <text:p>['Statement: 0.21', 'whQuestion: 0.02', 'ynQuestion: 0.02']</text:p>
            <text:p>['Statement: 0.61', 'whQuestion: 0.04', 'ynQuestion: 0.06', 'Emphasis: 0.02']</text:p>
            <text:p>A: {'Statement': 206684, 'whQuestion': 12977, 'ynQuestion': 20474,  'Accept': 1274, 'nAnswer': 1294, 'Emphasis': 6354, 'Reject': 302, 'Greet': 813, 'Bye': 42, 'Emotion': 125, 'yAnswer': 10})</text:p>
            <text:p>S: {'Statement': 70523, 'whQuestion': 6466, 'ynQuestion': 6463, 'Reject': 167, 'Emphasis': 1635, 'Accept': 632, 'nAnswer': 807, 'Greet': 335, 'Emotion': 18, 'Bye': 5})}</text:p>
          </table:table-cell>
          <table:table-cell table:style-name="ce11" office:value-type="string" calcext:value-type="string">
            <text:p>qa forum</text:p>
          </table:table-cell>
          <table:table-cell table:style-name="ce20" office:value-type="string" calcext:value-type="string">
            <text:p>Min 0.03</text:p>
            <text:p>Mean 2.27</text:p>
            <text:p>Max 16.67</text:p>
          </table:table-cell>
          <table:table-cell table:style-name="ce20" office:value-type="string" calcext:value-type="string">
            <text:p>Seeker</text:p>
            <text:p>min 0.00 mean 0.62 max 1.00</text:p>
            <text:p>min 0.00 mean 0.33 max 1.00</text:p>
            <text:p>Assistant</text:p>
            <text:p>min 0.00 mean 0.37 max 1.00</text:p>
            <text:p>min 0.00 mean 0.81 max 1.00</text:p>
          </table:table-cell>
          <table:table-cell table:style-name="ce30"/>
          <table:table-cell table:style-name="ce20" office:value-type="string" calcext:value-type="string">
            <text:p>seeker introducing vocabulary</text:p>
            <text:p>assistant follows up</text:p>
          </table:table-cell>
          <table:table-cell table:style-name="ce11" office:value-type="string" calcext:value-type="string">
            <text:p>topic depth</text:p>
          </table:table-cell>
          <table:table-cell table:style-name="ce17" office:value-type="string" calcext:value-type="string">
            <text:p><text:span text:style-name="T7">A 0.97</text:span></text:p>
            <text:p><text:span text:style-name="T7">S 0.89</text:span></text:p>
            <text:p>SA 0.77</text:p>
            <text:p>AS 0.52</text:p>
            <text:p>AA 0.50</text:p>
            <text:p><text:span text:style-name="T7">R 0.43</text:span></text:p>
            <text:p>ASA 0.33</text:p>
          </table:table-cell>
          <table:table-cell table:style-name="ce17" office:value-type="string" calcext:value-type="string">
            <text:p><text:span text:style-name="T7">S 1.00</text:span></text:p>
            <text:p><text:span text:style-name="T7">SS 0.93</text:span></text:p>
            <text:p><text:span text:style-name="T7">Q 0.61</text:span></text:p>
            <text:p>QS 0.54</text:p>
            <text:p>SQ 0.46</text:p>
            <text:p><text:span text:style-name="T7">QQ 0.11</text:span></text:p>
            <text:p>G 0.03</text:p>
          </table:table-cell>
          <table:table-cell table:style-name="ce17" office:value-type="string" calcext:value-type="string">
            <text:p><text:span text:style-name="T7">S 1.00</text:span></text:p>
            <text:p><text:span text:style-name="T7">SS 0.93</text:span></text:p>
            <text:p>SSS 0.63</text:p>
            <text:p><text:span text:style-name="T7">Q 0.61</text:span></text:p>
            <text:p><text:span text:style-name="T7">QS 0.54</text:span></text:p>
            <text:p><text:span text:style-name="T7">SQ 0.46</text:span></text:p>
            <text:p>SSSS 0.43</text:p>
          </table:table-cell>
          <table:table-cell table:style-name="ce11" table:number-columns-repeated="4"/>
          <table:table-cell table:style-name="ce11" office:value-type="string" calcext:value-type="string">
            <text:p>user intents</text:p>
          </table:table-cell>
          <table:table-cell table:style-name="ce11" table:number-columns-repeated="16"/>
          <table:table-cell table:style-name="ce35" table:number-columns-repeated="979"/>
        </table:table-row>
        <table:table-row table:style-name="ro7">
          <table:table-cell table:style-name="ce3" office:value-type="string" calcext:value-type="string">
            <text:p>Frames</text:p>
          </table:table-cell>
          <table:table-cell table:style-name="ce3" office:value-type="string" calcext:value-type="string">
            <text:p>human-human</text:p>
          </table:table-cell>
          <table:table-cell table:style-name="ce5" office:value-type="string" calcext:value-type="string">
            <text:p>http://datasets.maluuba.com/Frames</text:p>
          </table:table-cell>
          <table:table-cell table:style-name="ce3" office:value-type="string" calcext:value-type="string">
            <text:p>WOz</text:p>
          </table:table-cell>
          <table:table-cell table:style-name="ce3" office:value-type="string" calcext:value-type="string">
            <text:p>text chat Slack</text:p>
          </table:table-cell>
          <table:table-cell table:style-name="ce3" office:value-type="float" office:value="1369" calcext:value-type="float">
            <text:p>1369</text:p>
          </table:table-cell>
          <table:table-cell table:style-name="ce3" table:number-columns-repeated="3"/>
          <table:table-cell table:style-name="ce15" office:value-type="float" office:value="15" calcext:value-type="float">
            <text:p>15</text:p>
          </table:table-cell>
          <table:table-cell table:style-name="ce15"/>
          <table:table-cell table:style-name="ce16" office:value-type="float" office:value="13" calcext:value-type="float">
            <text:p>13</text:p>
          </table:table-cell>
          <table:table-cell table:style-name="ce5" table:number-columns-repeated="2"/>
          <table:table-cell table:style-name="ce16"/>
          <table:table-cell table:style-name="ce24" office:value-type="string" calcext:value-type="string">
            <text:p>task-oriented </text:p>
          </table:table-cell>
          <table:table-cell table:style-name="ce12" table:number-columns-repeated="2"/>
          <table:table-cell table:style-name="ce24"/>
          <table:table-cell table:style-name="ce12"/>
          <table:table-cell table:style-name="ce24"/>
          <table:table-cell table:style-name="ce16" table:number-columns-repeated="3"/>
          <table:table-cell table:style-name="ce3" office:value-type="string" calcext:value-type="string">
            <text:p><text:a xlink:href="https://arxiv.org/pdf/1704.00057.pdf" xlink:type="simple">https://arxiv.org/pdf/1704.00057.pdf</text:a></text:p>
          </table:table-cell>
          <table:table-cell table:number-columns-repeated="2" table:style-name="ce3" office:value-type="string" calcext:value-type="string">
            <text:p>+</text:p>
          </table:table-cell>
          <table:table-cell table:style-name="ce5" table:number-columns-repeated="18"/>
          <table:table-cell table:style-name="ce36" table:number-columns-repeated="979"/>
        </table:table-row>
        <table:table-row table:style-name="ro8">
          <table:table-cell table:style-name="ce5" office:value-type="string" calcext:value-type="string">
            <text:p>DSTC2</text:p>
          </table:table-cell>
          <table:table-cell table:style-name="ce5" office:value-type="string" calcext:value-type="string">
            <text:p>human-machine </text:p>
          </table:table-cell>
          <table:table-cell table:style-name="ce5" table:number-columns-repeated="3"/>
          <table:table-cell table:style-name="ce5" office:value-type="float" office:value="1612" calcext:value-type="float">
            <text:p>1612</text:p>
          </table:table-cell>
          <table:table-cell table:style-name="ce5" table:number-columns-repeated="3"/>
          <table:table-cell table:style-name="ce16" office:value-type="float" office:value="14" calcext:value-type="float">
            <text:p>14</text:p>
          </table:table-cell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5" table:number-columns-repeated="2"/>
          <table:table-cell table:style-name="ce16"/>
          <table:table-cell table:style-name="ce24" office:value-type="string" calcext:value-type="string">
            <text:p>task-oriented </text:p>
          </table:table-cell>
          <table:table-cell table:style-name="ce12" table:number-columns-repeated="2"/>
          <table:table-cell table:style-name="ce24"/>
          <table:table-cell table:style-name="ce12"/>
          <table:table-cell table:style-name="ce24"/>
          <table:table-cell table:style-name="ce16" table:number-columns-repeated="3"/>
          <table:table-cell table:style-name="ce5" table:number-columns-repeated="4"/>
          <table:table-cell/>
          <table:table-cell table:style-name="ce5" table:number-columns-repeated="16"/>
          <table:table-cell table:style-name="ce36" table:number-columns-repeated="979"/>
        </table:table-row>
        <table:table-row table:style-name="ro5">
          <table:table-cell table:style-name="ce3" office:value-type="string" calcext:value-type="string">
            <text:p>KVRET</text:p>
          </table:table-cell>
          <table:table-cell table:style-name="ce3" office:value-type="string" calcext:value-type="string">
            <text:p>human-human</text:p>
          </table:table-cell>
          <table:table-cell table:style-name="ce5" office:value-type="string" calcext:value-type="string">
            <text:p/>
          </table:table-cell>
          <table:table-cell table:style-name="ce3" office:value-type="string" calcext:value-type="string">
            <text:p>WOz</text:p>
          </table:table-cell>
          <table:table-cell table:style-name="ce5" office:value-type="string" calcext:value-type="string">
            <text:p>enter next utterance text given prior dialogue history</text:p>
          </table:table-cell>
          <table:table-cell table:style-name="ce3" office:value-type="float" office:value="3031" calcext:value-type="float">
            <text:p>3031</text:p>
          </table:table-cell>
          <table:table-cell table:style-name="ce3" table:number-columns-repeated="3"/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5" table:number-columns-repeated="2"/>
          <table:table-cell table:style-name="ce16"/>
          <table:table-cell table:style-name="ce24" office:value-type="string" calcext:value-type="string">
            <text:p>task-oriented </text:p>
          </table:table-cell>
          <table:table-cell table:style-name="ce12" table:number-columns-repeated="2"/>
          <table:table-cell table:style-name="ce24"/>
          <table:table-cell table:style-name="ce12"/>
          <table:table-cell table:style-name="ce24"/>
          <table:table-cell table:style-name="ce16" table:number-columns-repeated="3"/>
          <table:table-cell table:style-name="ce3" office:value-type="string" calcext:value-type="string">
            <text:p><text:a xlink:href="https://arxiv.org/pdf/1705.05414.pdf" xlink:type="simple">https://arxiv.org/pdf/1705.05414.pdf</text:a></text:p>
          </table:table-cell>
          <table:table-cell table:style-name="ce5" table:number-columns-repeated="2"/>
          <table:table-cell table:style-name="ce5" office:value-type="string" calcext:value-type="string">
            <text:p>3: weather information retrieval…</text:p>
          </table:table-cell>
          <table:table-cell table:style-name="ce5" table:number-columns-repeated="17"/>
          <table:table-cell table:style-name="ce36" table:number-columns-repeated="979"/>
        </table:table-row>
        <table:table-row table:style-name="ro9">
          <table:table-cell table:style-name="ce4" office:value-type="string" calcext:value-type="string">
            <text:p>MultiWOZ 2.1</text:p>
          </table:table-cell>
          <table:table-cell table:style-name="ce4" office:value-type="string" calcext:value-type="string">
            <text:p>human-human</text:p>
          </table:table-cell>
          <table:table-cell table:style-name="ce11" office:value-type="string" calcext:value-type="string">
            <text:p>http://dialogue.mi.eng.cam.ac.uk/index.php/corpus/</text:p>
          </table:table-cell>
          <table:table-cell table:style-name="ce11" office:value-type="string" calcext:value-type="string">
            <text:p>WOz</text:p>
          </table:table-cell>
          <table:table-cell table:style-name="ce11" office:value-type="string" calcext:value-type="string">
            <text:p>follow-up text</text:p>
          </table:table-cell>
          <table:table-cell table:style-name="ce4" office:value-type="float" office:value="10438" calcext:value-type="float">
            <text:p>10438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17" office:value-type="string" calcext:value-type="string">
            <text:p><text:span text:style-name="T3">2 13 44</text:span></text:p>
            <text:p><text:span text:style-name="T3">1 6 22</text:span></text:p>
            <text:p><text:span text:style-name="T3">1 6 22</text:span></text:p>
            <text:p><text:span text:style-name="T3">even </text:span></text:p>
          </table:table-cell>
          <table:table-cell table:style-name="ce11" office:value-type="string" calcext:value-type="string">
            <text:p>Symmetric</text:p>
          </table:table-cell>
          <table:table-cell table:style-name="ce17" office:value-type="string" calcext:value-type="string">
            <text:p>1 13 75</text:p>
            <text:p>1 11 38</text:p>
            <text:p>1 14 75</text:p>
            <text:p><text:span text:style-name="T1">13</text:span> (-2, +1)</text:p>
          </table:table-cell>
          <table:table-cell table:style-name="ce11" office:value-type="string" calcext:value-type="string">
            <text:p>Assymetric (assistant&gt;seeker)</text:p>
          </table:table-cell>
          <table:table-cell table:style-name="ce11" office:value-type="string" calcext:value-type="string">
            <text:p>A</text:p>
          </table:table-cell>
          <table:table-cell table:style-name="ce20" office:value-type="string" calcext:value-type="string">
            <text:p><text:span text:style-name="T4">['Statement: 0.25', 'Accept: 0.04', 'whQuestion: 0.04', 'ynQuestion: 0.12', 'Emphasis: 0.01', 'nAnswer: 0.04']</text:span></text:p>
            <text:p><text:span text:style-name="T4">['Statement: 0.15', 'Greet: 0.01', 'whQuestion: 0.07', 'ynQuestion: 0.23', 'Emphasis: 0.02']</text:span></text:p>
            <text:p><text:span text:style-name="T4">A: {'Statement': 21930, 'whQuestion': 10219, 'ynQuestion': 33147,  'Accept': 1371,  'Reject': 8, 'yAnswer': 10, 'nAnswer': 277, 'Emphasis': 2470, 'Greet': 1607, 'Bye': 488}</text:span></text:p>
            <text:p>S: {'Statement': 35163, 'whQuestion': 5039, 'ynQuestion': 17616, 'Accept': 6106, 'Reject': 86, 'yAnswer': 15, 'nAnswer': 5338, 'Emphasis': 1875, 'Greet': 160, 'Bye': 123}), </text:p>
          </table:table-cell>
          <table:table-cell table:style-name="ce20" office:value-type="string" calcext:value-type="string">
            <text:p>task-oriented </text:p>
          </table:table-cell>
          <table:table-cell table:style-name="ce20" office:value-type="string" calcext:value-type="string">
            <text:p>Min 0.10</text:p>
            <text:p>Mean 0.78</text:p>
            <text:p>Max 2.50</text:p>
          </table:table-cell>
          <table:table-cell table:style-name="ce20" office:value-type="string" calcext:value-type="string">
            <text:p>Seeker</text:p>
            <text:p>min 0.00 mean 0.65 max 1.00</text:p>
            <text:p>min 0.00 mean 0.54 max 1.00</text:p>
            <text:p>Assistant</text:p>
            <text:p>min 0.00 mean 0.34 max 1.00</text:p>
            <text:p>min 0.00 mean 0.87 max 1.00</text:p>
          </table:table-cell>
          <table:table-cell table:style-name="ce30"/>
          <table:table-cell table:style-name="ce20" office:value-type="string" calcext:value-type="string">
            <text:p>seeker introducing vocabulary</text:p>
            <text:p>assistant follows up</text:p>
          </table:table-cell>
          <table:table-cell table:style-name="ce11" office:value-type="string" calcext:value-type="string">
            <text:p>topic depth</text:p>
          </table:table-cell>
          <table:table-cell table:style-name="ce17" office:value-type="string" calcext:value-type="string">
            <text:p><text:span text:style-name="T7">S 0.97</text:span></text:p>
            <text:p><text:span text:style-name="T5">R 0.97</text:span></text:p>
            <text:p><text:span text:style-name="T7">A 0.91</text:span></text:p>
            <text:p><text:span text:style-name="T7">Q 0.87</text:span></text:p>
            <text:p>SR 0.87</text:p>
            <text:p>RS 0.81</text:p>
          </table:table-cell>
          <table:table-cell table:style-name="ce17" office:value-type="string" calcext:value-type="string">
            <text:p><text:span text:style-name="T7">S 1.00</text:span></text:p>
            <text:p><text:span text:style-name="T7">Q 0.99</text:span></text:p>
            <text:p><text:span text:style-name="T1">QS 0.99</text:span></text:p>
            <text:p><text:span text:style-name="T1">SQ 0.97</text:span></text:p>
            <text:p><text:span text:style-name="T7">SS 0.93</text:span></text:p>
            <text:p><text:span text:style-name="T7">QQ 0.82</text:span></text:p>
          </table:table-cell>
          <table:table-cell table:style-name="ce17" office:value-type="string" calcext:value-type="string">
            <text:p><text:span text:style-name="T7">S 1.00</text:span></text:p>
            <text:p><text:span text:style-name="T7">Q 0.99</text:span></text:p>
            <text:p><text:span text:style-name="T7">QS 0.99</text:span></text:p>
            <text:p><text:span text:style-name="T7">SQ 0.97</text:span></text:p>
            <text:p><text:span text:style-name="T7">SS 0.93</text:span></text:p>
            <text:p><text:span text:style-name="T3">QSS 0.91</text:span></text:p>
          </table:table-cell>
          <table:table-cell table:style-name="ce11" office:value-type="string" calcext:value-type="string">
            <text:p>https://www.aclweb.org/anthology/D18-1547.pdf</text:p>
          </table:table-cell>
          <table:table-cell table:style-name="ce11" table:number-columns-repeated="20"/>
          <table:table-cell table:style-name="ce35" table:number-columns-repeated="979"/>
        </table:table-row>
        <table:table-row table:style-name="ro10">
          <table:table-cell table:style-name="ce4" office:value-type="string" calcext:value-type="string">
            <text:p>ReDial</text:p>
          </table:table-cell>
          <table:table-cell table:style-name="ce4" office:value-type="string" calcext:value-type="string">
            <text:p>human-human</text:p>
          </table:table-cell>
          <table:table-cell table:style-name="ce4"/>
          <table:table-cell table:style-name="ce11"/>
          <table:table-cell table:style-name="ce4" office:value-type="string" calcext:value-type="string">
            <text:p>text chat</text:p>
          </table:table-cell>
          <table:table-cell table:style-name="ce11" office:value-type="float" office:value="10006" calcext:value-type="float">
            <text:p>10006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2"/>
          <table:table-cell table:style-name="ce17" office:value-type="string" calcext:value-type="string">
            <text:p>1 18 116</text:p>
            <text:p>1 9 56</text:p>
            <text:p>0 8 76</text:p>
            <text:p>even </text:p>
          </table:table-cell>
          <table:table-cell table:style-name="ce11" office:value-type="string" calcext:value-type="string">
            <text:p>Symmetric</text:p>
          </table:table-cell>
          <table:table-cell table:style-name="ce17" office:value-type="string" calcext:value-type="string">
            <text:p>0 6 95</text:p>
            <text:p>0 6 65</text:p>
            <text:p>0 6 95</text:p>
            <text:p><text:span text:style-name="T1">6</text:span> (0, 0)</text:p>
          </table:table-cell>
          <table:table-cell table:style-name="ce11" office:value-type="string" calcext:value-type="string">
            <text:p>Symmetric</text:p>
          </table:table-cell>
          <table:table-cell table:style-name="ce11" office:value-type="string" calcext:value-type="string">
            <text:p>A</text:p>
          </table:table-cell>
          <table:table-cell table:style-name="ce20" office:value-type="string" calcext:value-type="string">
            <text:p><text:span text:style-name="T4">['Statement: 0.28', 'Greet: 0.04', 'Accept: 0.03', 'whQuestion: 0.02', 'ynQuestion: 0.05', 'Bye: 0.02', 'Emphasis: 0.05', 'nAnswer: 0.01']</text:span></text:p>
            <text:p><text:span text:style-name="T4">['Statement: 0.24', 'Greet: 0.04', 'Accept: 0.02', 'whQuestion: 0.06', 'ynQuestion: 0.07', 'Bye: 0.02', 'Emphasis: 0.04']</text:span></text:p>
            <text:p><text:span text:style-name="T4">A: {'Statement': 42951, 'whQuestion': 10747,  'ynQuestion': 11916, 'Bye': 3505, 'Accept': 4311, 'nAnswer': 492,'Greet': 7519, 'Emotion': 1395, 'Emphasis': 6515, 'Reject': 106, 'yAnswer': 105, 'Continuer': 118}</text:span></text:p>
            <text:p>S: {'Statement': 50751, 'whQuestion': 4198, 'ynQuestion': 9666, 'Emphasis': 9051, 'nAnswer': 1946, 'Accept': 5049, 'Greet': 7007, 'yAnswer': 141, 'Bye': 3745, 'Reject': 162, 'Emotion': 621, 'Continuer': 133}</text:p>
          </table:table-cell>
          <table:table-cell table:style-name="ce11" office:value-type="string" calcext:value-type="string">
            <text:p>recommendation exchange</text:p>
          </table:table-cell>
          <table:table-cell table:style-name="ce27" office:value-type="string" calcext:value-type="string">
            <text:p>Min 0.02</text:p>
            <text:p>Mean 0.27</text:p>
            <text:p>Max 1.33</text:p>
          </table:table-cell>
          <table:table-cell table:style-name="ce20" office:value-type="string" calcext:value-type="string">
            <text:p>Seeker</text:p>
            <text:p>min 0.00 mean 0.48 max 1.00</text:p>
            <text:p>min 0.00 mean 0.71 max 1.00</text:p>
            <text:p>Assistant</text:p>
            <text:p>min 0.00 mean 0.50 max 1.00</text:p>
            <text:p>min 0.00 mean 0.62 max 1.00</text:p>
          </table:table-cell>
          <table:table-cell table:style-name="ce30"/>
          <table:table-cell table:style-name="ce20" office:value-type="string" calcext:value-type="string">
            <text:p><text:span text:style-name="T2">assistant introducing vocabulary</text:span></text:p>
            <text:p><text:span text:style-name="T2">seeker follows up </text:span></text:p>
          </table:table-cell>
          <table:table-cell table:style-name="ce11" office:value-type="string" calcext:value-type="string">
            <text:p>topic breadth</text:p>
          </table:table-cell>
          <table:table-cell table:style-name="ce17" office:value-type="string" calcext:value-type="string">
            <text:p><text:span text:style-name="T7">S 0.99</text:span></text:p>
            <text:p><text:span text:style-name="T7">A 0.97</text:span></text:p>
            <text:p><text:span text:style-name="T7">R 0.93</text:span></text:p>
            <text:p><text:span text:style-name="T3">G 0.90</text:span></text:p>
            <text:p><text:span text:style-name="T3">AS 0.79</text:span></text:p>
          </table:table-cell>
          <table:table-cell table:style-name="ce17" office:value-type="string" calcext:value-type="string">
            <text:p><text:span text:style-name="T7">S 1.00</text:span></text:p>
            <text:p><text:span text:style-name="T7">SS 1.00</text:span></text:p>
            <text:p><text:span text:style-name="T7">Q 0.99</text:span></text:p>
            <text:p><text:span text:style-name="T8">QS 0.97</text:span></text:p>
            <text:p><text:span text:style-name="T8">G 0.90</text:span></text:p>
            <text:p><text:span text:style-name="T8">SQ 0.88</text:span></text:p>
          </table:table-cell>
          <table:table-cell table:style-name="ce17" office:value-type="string" calcext:value-type="string">
            <text:p><text:span text:style-name="T7">S 1.00</text:span></text:p>
            <text:p><text:span text:style-name="T7">SS 1.00</text:span></text:p>
            <text:p><text:span text:style-name="T7">Q 0.99</text:span></text:p>
            <text:p>SSS 0.98</text:p>
            <text:p><text:span text:style-name="T7">QS 0.97</text:span></text:p>
          </table:table-cell>
          <table:table-cell table:style-name="ce11" table:number-columns-repeated="21"/>
          <table:table-cell table:style-name="ce35" table:number-columns-repeated="979"/>
        </table:table-row>
        <table:table-row table:style-name="ro9">
          <table:table-cell table:style-name="ce4" office:value-type="string" calcext:value-type="string">
            <text:p>WoW</text:p>
          </table:table-cell>
          <table:table-cell table:style-name="ce4" office:value-type="string" calcext:value-type="string">
            <text:p>human-human</text:p>
          </table:table-cell>
          <table:table-cell table:style-name="ce4" office:value-type="string" calcext:value-type="string">
            <text:p>parlai</text:p>
          </table:table-cell>
          <table:table-cell table:style-name="ce11" office:value-type="string" calcext:value-type="string">
            <text:p>WOz</text:p>
          </table:table-cell>
          <table:table-cell table:style-name="ce4" office:value-type="string" calcext:value-type="string">
            <text:p>text chat</text:p>
          </table:table-cell>
          <table:table-cell table:style-name="ce4" office:value-type="float" office:value="22311" calcext:value-type="float">
            <text:p>22311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17" office:value-type="string" calcext:value-type="string">
            <text:p>8 9 23</text:p>
            <text:p>4 4 11</text:p>
            <text:p>4 4 12</text:p>
            <text:p>even </text:p>
          </table:table-cell>
          <table:table-cell table:style-name="ce11" office:value-type="string" calcext:value-type="string">
            <text:p>Symmetric</text:p>
          </table:table-cell>
          <table:table-cell table:style-name="ce17" office:value-type="string" calcext:value-type="string">
            <text:p>1 16 182</text:p>
            <text:p>1 14 112</text:p>
            <text:p>1 18 182</text:p>
            <text:p><text:span text:style-name="T1">16</text:span> (-2, +2)</text:p>
          </table:table-cell>
          <table:table-cell table:style-name="ce11" office:value-type="string" calcext:value-type="string">
            <text:p>Assymetric (assistant&gt;seeker)</text:p>
          </table:table-cell>
          <table:table-cell table:style-name="ce11" office:value-type="string" calcext:value-type="string">
            <text:p>?</text:p>
          </table:table-cell>
          <table:table-cell table:style-name="ce20" office:value-type="string" calcext:value-type="string">
            <text:p>['Statement: 0.21', 'Accept: 0.03', 'whQuestion: 0.10', 'ynQuestion: 0.12', 'Emphasis: 0.04']</text:p>
            <text:p>['Statement: 0.34', 'Accept: 0.04', 'whQuestion: 0.01', 'ynQuestion: 0.04', 'Emphasis: 0.05']</text:p>
          </table:table-cell>
          <table:table-cell table:style-name="ce11" office:value-type="string" calcext:value-type="string">
            <text:p>knowledge exchange</text:p>
          </table:table-cell>
          <table:table-cell table:style-name="ce20" office:value-type="string" calcext:value-type="string">
            <text:p>Min 0.09</text:p>
            <text:p>Mean 0.75</text:p>
            <text:p>Max 3.10</text:p>
          </table:table-cell>
          <table:table-cell table:style-name="ce20" office:value-type="string" calcext:value-type="string">
            <text:p>Seeker</text:p>
            <text:p>min 0.00 mean 0.40 max 1.00</text:p>
            <text:p>min 0.00 mean 0.62 max 1.00</text:p>
            <text:p>Assistant</text:p>
            <text:p>min 0.00 mean 0.60 max 1.00</text:p>
            <text:p>min 0.00 mean 0.75 max 1.00</text:p>
          </table:table-cell>
          <table:table-cell table:style-name="ce30"/>
          <table:table-cell table:style-name="ce11" office:value-type="string" calcext:value-type="string">
            <text:p>assistant introducing vocabulary</text:p>
            <text:p>assistant follows up</text:p>
          </table:table-cell>
          <table:table-cell table:style-name="ce11" office:value-type="string" calcext:value-type="string">
            <text:p>topic depth</text:p>
          </table:table-cell>
          <table:table-cell table:style-name="ce11" office:value-type="string" calcext:value-type="string">
            <text:p><text:span text:style-name="T7">A 0.97</text:span></text:p>
            <text:p><text:span text:style-name="T7">S 0.81</text:span></text:p>
            <text:p><text:span text:style-name="T7">Q 0.79</text:span></text:p>
            <text:p><text:span text:style-name="T8">QA 0.66</text:span></text:p>
            <text:p><text:span text:style-name="T8">AS 0.64</text:span></text:p>
          </table:table-cell>
          <table:table-cell table:style-name="ce11" office:value-type="string" calcext:value-type="string">
            <text:p><text:span text:style-name="T7">S 1.00</text:span></text:p>
            <text:p><text:span text:style-name="T7">Q 0.89</text:span></text:p>
            <text:p><text:span text:style-name="T9">SS 0.88</text:span></text:p>
            <text:p><text:span text:style-name="T10">QS 0.88</text:span></text:p>
            <text:p><text:span text:style-name="T8">SQ 0.82</text:span></text:p>
            <text:p><text:span text:style-name="T7">QQ 0.15</text:span></text:p>
          </table:table-cell>
          <table:table-cell table:style-name="ce11" office:value-type="string" calcext:value-type="string">
            <text:p><text:span text:style-name="T7">S 1.00</text:span></text:p>
            <text:p><text:span text:style-name="T7">Q 0.89</text:span></text:p>
            <text:p><text:span text:style-name="T7">SS 0.88</text:span></text:p>
            <text:p><text:span text:style-name="T7">QS 0.88</text:span></text:p>
            <text:p><text:span text:style-name="T7">SQ 0.82</text:span></text:p>
          </table:table-cell>
          <table:table-cell table:style-name="ce11" office:value-type="string" calcext:value-type="string">
            <text:p>https://arxiv.org/pdf/1811.01241.pdf</text:p>
          </table:table-cell>
          <table:table-cell table:style-name="ce11" table:number-columns-repeated="20"/>
          <table:table-cell table:style-name="ce35" table:number-columns-repeated="979"/>
        </table:table-row>
        <table:table-row table:style-name="ro11">
          <table:table-cell table:style-name="ce6" office:value-type="string" calcext:value-type="string">
            <text:p>Daily Dialog</text:p>
          </table:table-cell>
          <table:table-cell table:style-name="ce6" office:value-type="string" calcext:value-type="string">
            <text:p>human-human</text:p>
          </table:table-cell>
          <table:table-cell table:style-name="ce6"/>
          <table:table-cell table:style-name="ce12"/>
          <table:table-cell table:style-name="ce6"/>
          <table:table-cell table:style-name="ce6" office:value-type="float" office:value="11118" calcext:value-type="float">
            <text:p>11118</text:p>
          </table:table-cell>
          <table:table-cell table:style-name="ce6" table:number-columns-repeated="3"/>
          <table:table-cell table:style-name="ce16" office:value-type="string" calcext:value-type="string">
            <text:p>2 7 35</text:p>
            <text:p>1 4 18</text:p>
            <text:p>1 3 17</text:p>
            <text:p><text:span text:style-name="T4">3.5 (+0.5, -0.5)</text:span></text:p>
          </table:table-cell>
          <table:table-cell table:style-name="ce11" office:value-type="string" calcext:value-type="string">
            <text:p>Assymetric (seeker&gt;assistant)</text:p>
          </table:table-cell>
          <table:table-cell table:style-name="ce16" office:value-type="string" calcext:value-type="string">
            <text:p>1 13 278</text:p>
            <text:p>1 13 226</text:p>
            <text:p>1 14 278</text:p>
            <text:p>13 (0, +1)</text:p>
          </table:table-cell>
          <table:table-cell table:style-name="ce11" office:value-type="string" calcext:value-type="string">
            <text:p>Symmetric</text:p>
          </table:table-cell>
          <table:table-cell table:style-name="ce12"/>
          <table:table-cell table:style-name="ce21" office:value-type="string" calcext:value-type="string">
            <text:p>['Statement: 0.25', 'Accept: 0.02', 'whQuestion: 0.10', 'ynQuestion: 0.12', 'Emphasis: 0.02']</text:p>
            <text:p>['Statement: 0.28', 'Accept: 0.04', 'whQuestion: 0.06', 'ynQuestion: 0.06', 'Emphasis: 0.02', 'nAnswer: 0.01']</text:p>
          </table:table-cell>
          <table:table-cell table:style-name="ce12"/>
          <table:table-cell table:style-name="ce21" office:value-type="string" calcext:value-type="string">
            <text:p>Min 0.00</text:p>
            <text:p>Mean 0.38</text:p>
            <text:p>Max 3.50 </text:p>
          </table:table-cell>
          <table:table-cell table:style-name="ce21" office:value-type="string" calcext:value-type="string">
            <text:p>Seeker</text:p>
            <text:p>min 0.00 mean 0.47 max 1.00</text:p>
            <text:p>min 0.00 mean 0.48 max 1.00</text:p>
            <text:p>Assistant</text:p>
            <text:p>min 0.00 mean 0.31 max 1.00</text:p>
            <text:p>min 0.00 mean 0.54 max 1.00</text:p>
          </table:table-cell>
          <table:table-cell table:style-name="ce30"/>
          <table:table-cell table:style-name="ce20" office:value-type="string" calcext:value-type="string">
            <text:p><text:span text:style-name="T2">assistant introducing vocabulary</text:span></text:p>
            <text:p><text:span text:style-name="T2">seeker follows up </text:span></text:p>
          </table:table-cell>
          <table:table-cell table:style-name="ce12"/>
          <table:table-cell table:style-name="ce12" office:value-type="string" calcext:value-type="string">
            <text:p><text:span text:style-name="T7">A 0.90</text:span></text:p>
            <text:p><text:span text:style-name="T7">S 0.83</text:span></text:p>
            <text:p><text:span text:style-name="T7">Q 0.78</text:span></text:p>
            <text:p><text:span text:style-name="T8">SA 0.58</text:span></text:p>
            <text:p><text:span text:style-name="T8">QA 0.57</text:span></text:p>
            <text:p><text:span text:style-name="T8">AS 0.55</text:span></text:p>
            <text:p><text:span text:style-name="T7">R 0.52</text:span></text:p>
          </table:table-cell>
          <table:table-cell table:style-name="ce16" office:value-type="string" calcext:value-type="string">
            <text:p><text:span text:style-name="T7">S 1.00</text:span></text:p>
            <text:p><text:span text:style-name="T7">Q 0.90</text:span></text:p>
            <text:p><text:span text:style-name="T1">QS 0.89</text:span></text:p>
            <text:p><text:span text:style-name="T7">SS 0.82</text:span></text:p>
            <text:p><text:span text:style-name="T1">SQ 0.75</text:span></text:p>
            <text:p><text:span text:style-name="T7">QQ 0.29</text:span></text:p>
          </table:table-cell>
          <table:table-cell table:style-name="ce16" office:value-type="string" calcext:value-type="string">
            <text:p><text:span text:style-name="T7">S 1.00</text:span></text:p>
            <text:p><text:span text:style-name="T7">Q 0.90</text:span></text:p>
            <text:p><text:span text:style-name="T7">QS 0.87</text:span></text:p>
            <text:p><text:span text:style-name="T7">SS 0.80</text:span></text:p>
            <text:p><text:span text:style-name="T7">SQ 0.75</text:span></text:p>
            <text:p>SQS 0.68</text:p>
          </table:table-cell>
          <table:table-cell table:style-name="ce12" table:number-columns-repeated="21"/>
          <table:table-cell table:style-name="ce28" table:number-columns-repeated="979"/>
        </table:table-row>
        <table:table-row table:style-name="ro12">
          <table:table-cell table:style-name="ce7" office:value-type="string" calcext:value-type="string">
            <text:p>ConvAI2</text:p>
          </table:table-cell>
          <table:table-cell table:style-name="ce7" office:value-type="string" calcext:value-type="string">
            <text:p>human-machine </text:p>
          </table:table-cell>
          <table:table-cell table:style-name="ce7"/>
          <table:table-cell table:style-name="ce13"/>
          <table:table-cell table:style-name="ce7"/>
          <table:table-cell table:style-name="ce7" office:value-type="float" office:value="3495" calcext:value-type="float">
            <text:p>3495</text:p>
          </table:table-cell>
          <table:table-cell table:style-name="ce7" table:number-columns-repeated="3"/>
          <table:table-cell table:style-name="ce18" office:value-type="string" calcext:value-type="string">
            <text:p>1 13 1000</text:p>
            <text:p>0 7 1000</text:p>
            <text:p>0 6 550</text:p>
            <text:p>6.5 (+0.5, -0.5)</text:p>
          </table:table-cell>
          <table:table-cell table:style-name="ce11" office:value-type="string" calcext:value-type="string">
            <text:p>Assymetric (seeker&gt;assistant)</text:p>
          </table:table-cell>
          <table:table-cell table:style-name="ce18" office:value-type="string" calcext:value-type="string">
            <text:p>1 7 105</text:p>
            <text:p>1 6 105</text:p>
            <text:p>1 8 61</text:p>
            <text:p>7 (-1, +1)</text:p>
          </table:table-cell>
          <table:table-cell table:style-name="ce13" office:value-type="string" calcext:value-type="string">
            <text:p>Assymetric (assistant&gt;seeker)</text:p>
          </table:table-cell>
          <table:table-cell table:style-name="ce13"/>
          <table:table-cell table:style-name="ce22" office:value-type="string" calcext:value-type="string">
            <text:p>['Statement: 0.23', 'Greet: 0.03', 'Accept: 0.02', 'whQuestion: 0.11', 'ynQuestion: 0.08', 'Emphasis: 0.02', 'nAnswer: 0.01']</text:p>
            <text:p>['Statement: 0.28', 'Emotion: 0.01', 'Greet: 0.01', 'Accept: 0.01', 'whQuestion: 0.08', 'ynQuestion: 0.05', 'nAnswer: 0.01']</text:p>
          </table:table-cell>
          <table:table-cell table:style-name="ce13"/>
          <table:table-cell table:style-name="ce22" office:value-type="string" calcext:value-type="string">
            <text:p>Min 0.00</text:p>
            <text:p>Mean 0.39</text:p>
            <text:p>Max 1.75</text:p>
          </table:table-cell>
          <table:table-cell table:style-name="ce22" office:value-type="string" calcext:value-type="string">
            <text:p>Seeker</text:p>
            <text:p>min 0.00 mean 0.23 max 1.00</text:p>
            <text:p>min 0.00 mean 0.28 max 1.00</text:p>
            <text:p>Assistant</text:p>
            <text:p>min 0.00 mean 0.33 max 1.00</text:p>
            <text:p>min 0.00 mean 0.36 max 1.00</text:p>
          </table:table-cell>
          <table:table-cell table:style-name="ce22"/>
          <table:table-cell table:style-name="ce13" office:value-type="string" calcext:value-type="string">
            <text:p>assistant introducing vocabulary</text:p>
            <text:p>assistant follows up</text:p>
          </table:table-cell>
          <table:table-cell table:style-name="ce13"/>
          <table:table-cell table:style-name="ce13" office:value-type="string" calcext:value-type="string">
            <text:p><text:span text:style-name="T7">Q 0.63</text:span></text:p>
            <text:p><text:span text:style-name="T7">S 0.59</text:span></text:p>
            <text:p><text:span text:style-name="T7">A 0.56</text:span></text:p>
            <text:p><text:span text:style-name="T7">R 0.52</text:span></text:p>
            <text:p><text:span text:style-name="T8">QA 0.45</text:span></text:p>
            <text:p><text:span text:style-name="T8">AQ 0.45</text:span></text:p>
          </table:table-cell>
          <table:table-cell table:style-name="ce33" office:value-type="string" calcext:value-type="string">
            <text:p><text:span text:style-name="T7">Q 0.79</text:span></text:p>
            <text:p><text:span text:style-name="T7">S 0.76</text:span></text:p>
            <text:p><text:span text:style-name="T1">QS 0.61</text:span></text:p>
            <text:p><text:span text:style-name="T7">SS 0.58</text:span></text:p>
            <text:p><text:span text:style-name="T1">SQ 0.57</text:span></text:p>
            <text:p><text:span text:style-name="T1">G 0.50</text:span></text:p>
          </table:table-cell>
          <table:table-cell table:style-name="ce18" office:value-type="string" calcext:value-type="string">
            <text:p><text:span text:style-name="T7">Q 0.70</text:span></text:p>
            <text:p><text:span text:style-name="T7">S 0.70</text:span></text:p>
            <text:p><text:span text:style-name="T7">QS 0.61</text:span></text:p>
            <text:p><text:span text:style-name="T7">SS 0.57</text:span></text:p>
            <text:p><text:span text:style-name="T7">SQ 0.57</text:span></text:p>
            <text:p>QSS 0.51</text:p>
          </table:table-cell>
          <table:table-cell table:style-name="ce13" table:number-columns-repeated="21"/>
          <table:table-cell table:style-name="ce37" table:number-columns-repeated="979"/>
        </table:table-row>
        <table:table-row table:style-name="ro3">
          <table:table-cell table:style-name="ce7" office:value-type="string" calcext:value-type="string">
            <text:p>Controllable Dialogue M</text:p>
          </table:table-cell>
          <table:table-cell table:style-name="ce7" office:value-type="string" calcext:value-type="string">
            <text:p>human-machine </text:p>
          </table:table-cell>
          <table:table-cell table:style-name="ce7" office:value-type="string" calcext:value-type="string">
            <text:p>https://parl.ai/projects/controllable_dialogue/</text:p>
          </table:table-cell>
          <table:table-cell table:style-name="ce13"/>
          <table:table-cell table:style-name="ce7"/>
          <table:table-cell table:style-name="ce7" office:value-type="float" office:value="3214" calcext:value-type="float">
            <text:p>3214</text:p>
          </table:table-cell>
          <table:table-cell table:style-name="ce7" table:number-columns-repeated="3"/>
          <table:table-cell table:style-name="ce18" office:value-type="string" calcext:value-type="string">
            <text:p>12 12 12</text:p>
            <text:p>6 6 6</text:p>
            <text:p>6 6 6</text:p>
            <text:p>even </text:p>
          </table:table-cell>
          <table:table-cell table:style-name="ce13" office:value-type="string" calcext:value-type="string">
            <text:p>Symmetric</text:p>
          </table:table-cell>
          <table:table-cell table:style-name="ce18" office:value-type="string" calcext:value-type="string">
            <text:p>1 7 31</text:p>
            <text:p>1 8 20</text:p>
            <text:p>1 6 31</text:p>
            <text:p><text:span text:style-name="T2">7 (+1, -1)</text:span></text:p>
          </table:table-cell>
          <table:table-cell table:style-name="ce13" office:value-type="string" calcext:value-type="string">
            <text:p>Assymetric (seeker&gt;assistant)</text:p>
          </table:table-cell>
          <table:table-cell table:style-name="ce13"/>
          <table:table-cell table:style-name="ce22" office:value-type="string" calcext:value-type="string">
            <text:p>['Statement: 0.20', 'whQuestion: 0.17', 'ynQuestion: 0.09', 'Emphasis: 0.02']</text:p>
            <text:p>['Statement: 0.23', 'Accept: 0.01', 'whQuestion: 0.20', 'ynQuestion: 0.04', 'nAnswer: 0.02']</text:p>
          </table:table-cell>
          <table:table-cell table:style-name="ce13"/>
          <table:table-cell table:style-name="ce22" office:value-type="string" calcext:value-type="string">
            <text:p>Min 0.08</text:p>
            <text:p>Mean 0.29</text:p>
            <text:p>Max 1.25</text:p>
          </table:table-cell>
          <table:table-cell table:style-name="ce22" office:value-type="string" calcext:value-type="string">
            <text:p>Seeker</text:p>
            <text:p>min 0.00 mean 0.58 max 1.00</text:p>
            <text:p>min 0.00 mean 0.79 max 1.00</text:p>
            <text:p>Assistant</text:p>
            <text:p>min 0.00 mean 0.37 max 1.00</text:p>
            <text:p>min 0.00 mean 0.63 max 1.00</text:p>
          </table:table-cell>
          <table:table-cell table:style-name="ce22"/>
          <table:table-cell table:style-name="ce13" office:value-type="string" calcext:value-type="string">
            <text:p>seeker introduces vocabulary</text:p>
            <text:p>seeker follows up</text:p>
          </table:table-cell>
          <table:table-cell table:style-name="ce13"/>
          <table:table-cell table:style-name="ce13" office:value-type="string" calcext:value-type="string">
            <text:p>Q 0.96</text:p>
            <text:p>R 0.96</text:p>
            <text:p>A 0.93</text:p>
            <text:p>S 0.92</text:p>
            <text:p><text:span text:style-name="T8">QA 0.82</text:span></text:p>
            <text:p><text:span text:style-name="T8">AQ 0.73</text:span></text:p>
          </table:table-cell>
          <table:table-cell table:style-name="ce33" office:value-type="string" calcext:value-type="string">
            <text:p><text:span text:style-name="T7">S 1.00</text:span></text:p>
            <text:p><text:span text:style-name="T7">Q 1.00</text:span></text:p>
            <text:p><text:span text:style-name="T1">QS 1.00</text:span></text:p>
            <text:p><text:span text:style-name="T1">SQ 0.99</text:span></text:p>
            <text:p><text:span text:style-name="T7">QQ 0.82</text:span></text:p>
            <text:p><text:span text:style-name="T7">SS 0.80</text:span></text:p>
          </table:table-cell>
          <table:table-cell table:style-name="ce18" office:value-type="string" calcext:value-type="string">
            <text:p><text:span text:style-name="T7">S 1.00</text:span></text:p>
            <text:p><text:span text:style-name="T7">Q 1.00</text:span></text:p>
            <text:p><text:span text:style-name="T7">QS 1.00</text:span></text:p>
            <text:p><text:span text:style-name="T7">SQ 0.99</text:span></text:p>
            <text:p><text:span text:style-name="T8">SQS 0.90</text:span></text:p>
            <text:p><text:span text:style-name="T8">QSQ 0.87</text:span></text:p>
            <text:p><text:span text:style-name="T7">QQ 0.82</text:span></text:p>
          </table:table-cell>
          <table:table-cell table:style-name="ce13" table:number-columns-repeated="21"/>
          <table:table-cell table:style-name="ce37" table:number-columns-repeated="979"/>
        </table:table-row>
        <table:table-row table:style-name="ro13">
          <table:table-cell table:style-name="ce6" office:value-type="string" calcext:value-type="string">
            <text:p>Controllable Dialogue H</text:p>
          </table:table-cell>
          <table:table-cell table:style-name="ce6" office:value-type="string" calcext:value-type="string">
            <text:p>human-human </text:p>
          </table:table-cell>
          <table:table-cell table:style-name="ce6" office:value-type="string" calcext:value-type="string">
            <text:p>https://parl.ai/projects/controllable_dialogue/</text:p>
          </table:table-cell>
          <table:table-cell table:style-name="ce12"/>
          <table:table-cell table:style-name="ce6"/>
          <table:table-cell table:style-name="ce6" office:value-type="float" office:value="102" calcext:value-type="float">
            <text:p>102</text:p>
          </table:table-cell>
          <table:table-cell table:style-name="ce6" table:number-columns-repeated="3"/>
          <table:table-cell table:style-name="ce16" office:value-type="string" calcext:value-type="string">
            <text:p>12 12 12</text:p>
            <text:p>6 6 6</text:p>
            <text:p>6 6 6</text:p>
            <text:p>even </text:p>
          </table:table-cell>
          <table:table-cell table:style-name="ce11" office:value-type="string" calcext:value-type="string">
            <text:p>Symmetric</text:p>
          </table:table-cell>
          <table:table-cell table:style-name="ce16" office:value-type="string" calcext:value-type="string">
            <text:p>2 9 20</text:p>
            <text:p>3 9 20</text:p>
            <text:p>2 9 20</text:p>
            <text:p>9 (0, 0)</text:p>
          </table:table-cell>
          <table:table-cell table:style-name="ce11" office:value-type="string" calcext:value-type="string">
            <text:p>Symmetric</text:p>
          </table:table-cell>
          <table:table-cell table:style-name="ce12"/>
          <table:table-cell table:style-name="ce21" office:value-type="string" calcext:value-type="string">
            <text:p>['Statement: 0.23', 'Accept: 0.01', 'whQuestion: 0.14', 'ynQuestion: 0.08', 'Emphasis: 0.02', 'nAnswer: 0.01']</text:p>
            <text:p>['Statement: 0.25', 'Accept: 0.02', 'whQuestion: 0.12', 'ynQuestion: 0.08', 'Emphasis: 0.01', 'nAnswer: 0.02']</text:p>
          </table:table-cell>
          <table:table-cell table:style-name="ce12"/>
          <table:table-cell table:style-name="ce21" office:value-type="string" calcext:value-type="string">
            <text:p>Min 0.08</text:p>
            <text:p>Mean 0.37</text:p>
            <text:p>Max 1.00</text:p>
          </table:table-cell>
          <table:table-cell table:style-name="ce21" office:value-type="string" calcext:value-type="string">
            <text:p>Seeker</text:p>
            <text:p>min 0.00 mean 0.50 max 1.00</text:p>
            <text:p>min 0.00 mean 0.67 max 1.00</text:p>
            <text:p>Assistant</text:p>
            <text:p>min 0.00 mean 0.48 max 1.00</text:p>
            <text:p>min 0.00 mean 0.72 max 1.00</text:p>
          </table:table-cell>
          <table:table-cell table:style-name="ce30"/>
          <table:table-cell table:style-name="ce20" office:value-type="string" calcext:value-type="string">
            <text:p>seeker introducing vocabulary</text:p>
            <text:p>assistant follows up</text:p>
          </table:table-cell>
          <table:table-cell table:style-name="ce12"/>
          <table:table-cell table:style-name="ce12" office:value-type="string" calcext:value-type="string">
            <text:p><text:span text:style-name="T7">A 1.00</text:span></text:p>
            <text:p><text:span text:style-name="T7">S 0.98</text:span></text:p>
            <text:p><text:span text:style-name="T7">Q 0.96</text:span></text:p>
            <text:p><text:span text:style-name="T7">R 0.90</text:span></text:p>
            <text:p><text:span text:style-name="T8">AS 0.76</text:span></text:p>
            <text:p><text:span text:style-name="T8">SA 0.75</text:span></text:p>
          </table:table-cell>
          <table:table-cell table:style-name="ce16" office:value-type="string" calcext:value-type="string">
            <text:p><text:span text:style-name="T7">S 1.00</text:span></text:p>
            <text:p><text:span text:style-name="T7">Q 0.98</text:span></text:p>
            <text:p><text:span text:style-name="T1">SQ 0.97</text:span></text:p>
            <text:p><text:span text:style-name="T1">QS 0.97</text:span></text:p>
            <text:p><text:span text:style-name="T7">SS 0.95</text:span></text:p>
            <text:p><text:span text:style-name="T7">QQ 0.65</text:span></text:p>
          </table:table-cell>
          <table:table-cell table:style-name="ce16" office:value-type="string" calcext:value-type="string">
            <text:p><text:span text:style-name="T7">S 1.00</text:span></text:p>
            <text:p><text:span text:style-name="T7">Q 0.98</text:span></text:p>
            <text:p><text:span text:style-name="T7">SQ 0.97</text:span></text:p>
            <text:p><text:span text:style-name="T7">QS 0.97</text:span></text:p>
            <text:p><text:span text:style-name="T7">SS 0.95</text:span></text:p>
            <text:p>QSS 0.90</text:p>
          </table:table-cell>
          <table:table-cell table:style-name="ce12" table:number-columns-repeated="21"/>
          <table:table-cell table:style-name="ce28" table:number-columns-repeated="979"/>
        </table:table-row>
        <table:table-row table:style-name="ro14">
          <table:table-cell table:style-name="ce3" office:value-type="string" calcext:value-type="string">
            <text:p>MANtIS</text:p>
          </table:table-cell>
          <table:table-cell table:style-name="ce3" office:value-type="string" calcext:value-type="string">
            <text:p>human-human</text:p>
          </table:table-cell>
          <table:table-cell table:style-name="ce3"/>
          <table:table-cell table:style-name="ce5" office:value-type="string" calcext:value-type="string">
            <text:p>natural</text:p>
          </table:table-cell>
          <table:table-cell table:style-name="ce3" office:value-type="string" calcext:value-type="string">
            <text:p>discussion forum</text:p>
          </table:table-cell>
          <table:table-cell table:style-name="ce3" office:value-type="float" office:value="80324" calcext:value-type="float">
            <text:p>80324</text:p>
          </table:table-cell>
          <table:table-cell table:style-name="ce3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6" office:value-type="string" calcext:value-type="string">
            <text:p>!</text:p>
          </table:table-cell>
          <table:table-cell table:style-name="ce5" table:number-columns-repeated="2"/>
          <table:table-cell table:style-name="ce16"/>
          <table:table-cell table:style-name="ce24" office:value-type="string" calcext:value-type="string">
            <text:p>qa forum</text:p>
          </table:table-cell>
          <table:table-cell table:style-name="ce12" table:number-columns-repeated="2"/>
          <table:table-cell table:style-name="ce24"/>
          <table:table-cell table:style-name="ce12"/>
          <table:table-cell table:style-name="ce24"/>
          <table:table-cell table:style-name="ce16" table:number-columns-repeated="3"/>
          <table:table-cell table:style-name="ce5" table:number-columns-repeated="4"/>
          <table:table-cell table:style-name="ce24" office:value-type="string" calcext:value-type="string">
            <text:p>user intents</text:p>
          </table:table-cell>
          <table:table-cell table:style-name="ce5" table:number-columns-repeated="16"/>
          <table:table-cell table:style-name="ce36" table:number-columns-repeated="979"/>
        </table:table-row>
        <table:table-row table:style-name="ro14">
          <table:table-cell table:style-name="ce8" office:value-type="string" calcext:value-type="string">
            <text:p>DSTC-7-SS</text:p>
          </table:table-cell>
          <table:table-cell table:style-name="ce10" table:number-columns-repeated="2"/>
          <table:table-cell table:style-name="ce5" office:value-type="string" calcext:value-type="string">
            <text:p>natural</text:p>
          </table:table-cell>
          <table:table-cell table:style-name="ce8" office:value-type="string" calcext:value-type="string">
            <text:p>discussion forum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table:number-columns-repeated="3"/>
          <table:table-cell table:style-name="ce16" table:number-columns-repeated="3"/>
          <table:table-cell table:style-name="ce10" table:number-columns-repeated="2"/>
          <table:table-cell table:style-name="ce16"/>
          <table:table-cell table:style-name="ce25" office:value-type="string" calcext:value-type="string">
            <text:p>qa forum</text:p>
          </table:table-cell>
          <table:table-cell table:style-name="ce12" table:number-columns-repeated="2"/>
          <table:table-cell table:style-name="ce24"/>
          <table:table-cell table:style-name="ce12"/>
          <table:table-cell table:style-name="ce25"/>
          <table:table-cell table:style-name="ce16" table:number-columns-repeated="3"/>
          <table:table-cell table:style-name="ce10" table:number-columns-repeated="21"/>
          <table:table-cell table:style-name="ce38" table:number-columns-repeated="979"/>
        </table:table-row>
        <table:table-row table:style-name="ro14">
          <table:table-cell table:style-name="ce8" office:value-type="string" calcext:value-type="string">
            <text:p>UDC</text:p>
          </table:table-cell>
          <table:table-cell table:style-name="ce10" table:number-columns-repeated="2"/>
          <table:table-cell table:style-name="ce5" office:value-type="string" calcext:value-type="string">
            <text:p>natural</text:p>
          </table:table-cell>
          <table:table-cell table:style-name="ce8" office:value-type="string" calcext:value-type="string">
            <text:p>discussion forum</text:p>
          </table:table-cell>
          <table:table-cell table:style-name="ce8" office:value-type="float" office:value="930000" calcext:value-type="float">
            <text:p>930000</text:p>
          </table:table-cell>
          <table:table-cell table:style-name="ce8" table:number-columns-repeated="3"/>
          <table:table-cell table:style-name="ce16" table:number-columns-repeated="3"/>
          <table:table-cell table:style-name="ce10" table:number-columns-repeated="2"/>
          <table:table-cell table:style-name="ce16"/>
          <table:table-cell table:style-name="ce25" office:value-type="string" calcext:value-type="string">
            <text:p>qa forum</text:p>
          </table:table-cell>
          <table:table-cell table:style-name="ce12" table:number-columns-repeated="2"/>
          <table:table-cell table:style-name="ce24"/>
          <table:table-cell table:style-name="ce12"/>
          <table:table-cell table:style-name="ce25"/>
          <table:table-cell table:style-name="ce16" table:number-columns-repeated="3"/>
          <table:table-cell table:style-name="ce10" table:number-columns-repeated="21"/>
          <table:table-cell table:style-name="ce38" table:number-columns-repeated="979"/>
        </table:table-row>
        <table:table-row table:style-name="ro8">
          <table:table-cell table:style-name="ce9" office:value-type="string" calcext:value-type="string">
            <text:p>DSTC1</text:p>
          </table:table-cell>
          <table:table-cell table:style-name="ce9" table:number-columns-repeated="8"/>
          <table:table-cell table:style-name="ce16" table:number-columns-repeated="3"/>
          <table:table-cell table:style-name="ce9" table:number-columns-repeated="2"/>
          <table:table-cell table:style-name="ce16"/>
          <table:table-cell table:style-name="ce23" office:value-type="string" calcext:value-type="string">
            <text:p>task-oriented </text:p>
          </table:table-cell>
          <table:table-cell table:style-name="ce12" table:number-columns-repeated="2"/>
          <table:table-cell table:style-name="ce24"/>
          <table:table-cell table:style-name="ce12"/>
          <table:table-cell table:style-name="ce23"/>
          <table:table-cell table:style-name="ce16" table:number-columns-repeated="3"/>
          <table:table-cell table:style-name="ce9" table:number-columns-repeated="21"/>
          <table:table-cell table:number-columns-repeated="979"/>
        </table:table-row>
        <table:table-row table:style-name="ro8">
          <table:table-cell table:style-name="ce5" office:value-type="string" calcext:value-type="string">
            <text:p>DSTC6</text:p>
          </table:table-cell>
          <table:table-cell table:style-name="ce5" office:value-type="string" calcext:value-type="string">
            <text:p>human-machine </text:p>
          </table:table-cell>
          <table:table-cell table:style-name="ce5"/>
          <table:table-cell table:style-name="ce9" table:number-columns-repeated="6"/>
          <table:table-cell table:style-name="ce16" table:number-columns-repeated="3"/>
          <table:table-cell table:style-name="ce9" table:number-columns-repeated="2"/>
          <table:table-cell table:style-name="ce16"/>
          <table:table-cell table:style-name="ce23" office:value-type="string" calcext:value-type="string">
            <text:p>chit-chat </text:p>
          </table:table-cell>
          <table:table-cell table:style-name="ce12" table:number-columns-repeated="2"/>
          <table:table-cell table:style-name="ce24"/>
          <table:table-cell table:style-name="ce12"/>
          <table:table-cell table:style-name="ce23"/>
          <table:table-cell table:style-name="ce16" table:number-columns-repeated="3"/>
          <table:table-cell table:style-name="ce9" table:number-columns-repeated="4"/>
          <table:table-cell table:style-name="ce5" office:value-type="string" calcext:value-type="string">
            <text:p>utterance break down</text:p>
          </table:table-cell>
          <table:table-cell table:style-name="ce9" table:number-columns-repeated="16"/>
          <table:table-cell table:number-columns-repeated="979"/>
        </table:table-row>
        <table:table-row table:style-name="ro8">
          <table:table-cell table:style-name="ce9" office:value-type="string" calcext:value-type="string">
            <text:p>ODA</text:p>
          </table:table-cell>
          <table:table-cell table:style-name="ce9" table:number-columns-repeated="8"/>
          <table:table-cell table:style-name="ce16" table:number-columns-repeated="3"/>
          <table:table-cell table:style-name="ce9" table:number-columns-repeated="2"/>
          <table:table-cell table:style-name="ce16"/>
          <table:table-cell table:style-name="ce23"/>
          <table:table-cell table:style-name="ce12" table:number-columns-repeated="2"/>
          <table:table-cell table:style-name="ce24"/>
          <table:table-cell table:style-name="ce12"/>
          <table:table-cell table:style-name="ce23"/>
          <table:table-cell table:style-name="ce16" table:number-columns-repeated="3"/>
          <table:table-cell table:style-name="ce9" table:number-columns-repeated="21"/>
          <table:table-cell table:number-columns-repeated="979"/>
        </table:table-row>
        <table:table-row table:style-name="ro8" table:number-rows-repeated="980">
          <table:table-cell table:style-name="ce9" table:number-columns-repeated="9"/>
          <table:table-cell table:style-name="ce16" table:number-columns-repeated="3"/>
          <table:table-cell table:style-name="ce9" table:number-columns-repeated="2"/>
          <table:table-cell table:style-name="ce16"/>
          <table:table-cell table:style-name="ce23"/>
          <table:table-cell table:style-name="ce12" table:number-columns-repeated="2"/>
          <table:table-cell table:style-name="ce24"/>
          <table:table-cell table:style-name="ce12"/>
          <table:table-cell table:style-name="ce23"/>
          <table:table-cell table:style-name="ce16" table:number-columns-repeated="3"/>
          <table:table-cell table:style-name="ce9" table:number-columns-repeated="21"/>
          <table:table-cell table:number-columns-repeated="979"/>
        </table:table-row>
        <table:table-row table:style-name="ro8" table:number-rows-repeated="104757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elected" table:style-name="ta1">
        <table:table-column table:style-name="co23" table:default-cell-style-name="ce3"/>
        <table:table-column table:style-name="co24" table:default-cell-style-name="ce40"/>
        <table:table-column table:style-name="co14" table:number-columns-repeated="1022" table:default-cell-style-name="ce36"/>
        <table:table-row table:style-name="ro8">
          <table:table-cell table:style-name="ce1" office:value-type="string" calcext:value-type="string">
            <text:p>Name</text:p>
          </table:table-cell>
          <table:table-cell table:style-name="ce39" office:value-type="string" calcext:value-type="string">
            <text:p>Utterances/role</text:p>
          </table:table-cell>
          <table:table-cell table:style-name="Default" table:number-columns-repeated="1022"/>
        </table:table-row>
        <table:table-row table:style-name="ro8">
          <table:table-cell office:value-type="string" calcext:value-type="string">
            <text:p>CCPE-M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CS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SDialog</text:p>
          </table:table-cell>
          <table:table-cell table:style-name="ce41" office:value-type="string" calcext:value-type="string">
            <text:p>A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MultiWOZ 2.1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Dial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WoW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9">00/00/0000</text:date>, <text:time style:data-style-name="N2" text:time-value="11:12:05.4984613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20:21:00.482794503</meta:creation-date>
    <dc:date>2020-01-09T22:19:06.519445445</dc:date>
    <meta:editing-duration>P13DT12H1M37S</meta:editing-duration>
    <meta:editing-cycles>222</meta:editing-cycles>
    <meta:generator>LibreOffice/5.2.2.2$MacOSX_X86_64 LibreOffice_project/8f96e87c890bf8fa77463cd4b640a2312823f3ad</meta:generator>
    <meta:document-statistic meta:table-count="2" meta:cell-count="315" meta:object-count="0"/>
  </office:meta>
</office:document-meta>
</file>